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791in" fo:break-before="auto" style:use-optimal-row-height="false"/>
    </style:style>
    <style:style style:name="ro5" style:family="table-row">
      <style:table-row-properties style:row-height="0.259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in" fo:break-before="auto" style:use-optimal-row-height="true"/>
    </style:style>
    <style:style style:name="ro8"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6"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AC, D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1.1343in" svg:height="0.3902in" svg:x="5.572in" svg:y="43.7528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or</text:p>
          </table:table-cell>
          <table:table-cell office:value-type="string" calcext:value-type="string">
            <text:p>برق گیر</text:p>
          </table:table-cell>
          <table:table-cell table:number-columns-repeated="1022"/>
        </table:table-row>
        <table:table-row table:style-name="ro1">
          <table:table-cell office:value-type="string" calcext:value-type="string">
            <text:p>capacitance</text:p>
          </table:table-cell>
          <table:table-cell office:value-type="string" calcext:value-type="string">
            <text:p>d</text:p>
          </table:table-cell>
          <table:table-cell table:number-columns-repeated="1022"/>
        </table:table-row>
        <table:table-row table:style-name="ro1">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charged</text:p>
          </table:table-cell>
          <table:table-cell office:value-type="string" calcext:value-type="string">
            <text:p>بار: بار برد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کپیسٹر بھرنا، خالی کرنا</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5.572in" svg:y="135.1087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4">
          <table:table-cell table:style-name="ce6" office:value-type="string" calcext:value-type="string">
            <text:p>clutter, declutter (donot write subscripts to reduce clutter)</text:p>
          </table:table-cell>
          <table:table-cell table:style-name="ce6" office:value-type="string" calcext:value-type="string">
            <text:p>نظر پوش (زیر نوشت کو نظر پوش کرتے ہوئے نہیں لکھتے)</text:p>
          </table:table-cell>
          <table:table-cell/>
          <table:table-cell table:style-name="ce6" table:number-columns-repeated="61"/>
          <table:table-cell table:style-name="Default" table:number-columns-repeated="960"/>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text:p>
          </table:table-cell>
          <table:table-cell office:value-type="string" calcext:value-type="string">
            <text:p>قالب</text:p>
          </table:table-cell>
          <table:table-cell table:number-columns-repeated="1022"/>
        </table:table-row>
        <table:table-row table:style-name="ro1">
          <table:table-cell office:value-type="string" calcext:value-type="string">
            <text:p>core loss</text:p>
          </table:table-cell>
          <table:table-cell office:value-type="string" calcext:value-type="string">
            <text:p>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ا قالب، خلائی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5">
          <table:table-cell office:value-type="string" calcext:value-type="string">
            <text:p>crystal</text:p>
          </table:table-cell>
          <table:table-cell office:value-type="string" calcext:value-type="string">
            <text:p>قلم</text:p>
          </table:table-cell>
          <table:table-cell table:number-columns-repeated="1022"/>
        </table:table-row>
        <table:table-row table:style-name="ro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9.1886in" svg:y="34.9197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تقصیری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e, holes</text:p>
          </table:table-cell>
          <table:table-cell office:value-type="string" calcext:value-type="string">
            <text:p>خلو، خلووں</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s</text:p>
          </table:table-cell>
          <table:table-cell office:value-type="string" calcext:value-type="string">
            <text:p>بار بردار ایٹم</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 amplifier</text:p>
          </table:table-cell>
          <table:table-cell office:value-type="string" calcext:value-type="string">
            <text:p>لوگارتھمی ایمپلیفائر</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utral</text:p>
          </table:table-cell>
          <table:table-cell office:value-type="string" calcext:value-type="string">
            <text:p>بے بار</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3">
          <table:table-cell office:value-type="string" calcext:value-type="string">
            <text:p>Stray: <text:s/>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2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5">ر</text:span>داس</text:p>
          </table:table-cell>
          <table:table-cell>
            <draw:frame table:end-cell-address="symbols.B5" table:end-x="0.6602in" table:end-y="0.3764in" draw:z-index="0" draw:style-name="gr3" draw:text-style-name="P3" svg:width="0.3327in" svg:height="0.2004in" svg:x="0.3276in" svg:y="0.176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64in" table:end-y="0.3976in" draw:z-index="1" draw:style-name="gr3" draw:text-style-name="P3" svg:width="0.1776in" svg:height="0.2004in" svg:x="0.4488in" svg:y="0.1972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63in" table:end-y="0.2098in" draw:z-index="3" draw:style-name="gr3" draw:text-style-name="P3" svg:width="0.5134in" svg:height="0.2094in" svg:x="0.43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0827in" draw:z-index="2" draw:style-name="gr3" draw:text-style-name="P3" svg:width="0.5169in" svg:height="0.2087in" svg:x="0.3067in" svg:y="0.1803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111in" draw:z-index="4" draw:style-name="gr3" draw:text-style-name="P3" svg:width="0.552in" svg:height="0.2091in" svg:x="0.3067in" svg:y="0.208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0906in" table:end-y="0.072in" draw:z-index="5" draw:style-name="gr3" draw:text-style-name="P3" svg:width="0.5484in" svg:height="0.2091in" svg:x="0.4343in" svg:y="0.169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016in" table:end-y="0.1374in" draw:z-index="7" draw:style-name="gr3" draw:text-style-name="P3" svg:width="0.1776in" svg:height="0.2087in" svg:x="0.324in" svg:y="0.235in">
              <draw:object xlink:href="./Object 8" xlink:type="simple" xlink:show="embed" xlink:actuate="onLoad">
                <loext:p/>
              </draw:object>
              <draw:image xlink:href="./ObjectReplacements/Object 8" xlink:type="simple" xlink:show="embed" xlink:actuate="onLoad"/>
            </draw:frame>
            <draw:frame table:end-cell-address="symbols.D13" table:end-x="0.5232in" table:end-y="0.2083in" draw:z-index="9" draw:style-name="gr3" draw:text-style-name="P3" svg:width="0.1992in" svg:height="0.2087in" svg:x="0.324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1417in" draw:z-index="8" draw:style-name="gr3" draw:text-style-name="P3" svg:width="0.1992in" svg:height="0.2091in" svg:x="0.2535in" svg:y="0.23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2094in" draw:z-index="10" draw:style-name="gr3" draw:text-style-name="P3" svg:width="0.1772in" svg:height="0.209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9">00/00/0000</text:date>, <text:time style:data-style-name="N2" text:time-value="11:13:36.9325899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9T11:13:54.979304892</dc:date>
    <meta:editing-duration>P7DT10H24M26S</meta:editing-duration>
    <meta:editing-cycles>468</meta:editing-cycles>
    <meta:generator>LibreOffice/6.4.7.2$Linux_X86_64 LibreOffice_project/40$Build-2</meta:generator>
    <meta:document-statistic meta:table-count="2" meta:cell-count="142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